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0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9.4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9.4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207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036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.182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549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2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4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1.6cm"/>
    </style:style>
    <style:style style:name="gr28" style:family="graphic" style:parent-style-name="objectwithoutfill">
      <style:graphic-properties draw:stroke="dash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5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9.9cm" svg:height="2.7cm" svg:x="1.3cm" svg:y="11.2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707cm" svg:height="0.7cm" svg:x="4.284cm" svg:y="12.7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2" draw:layer="layout" svg:width="1.536cm" svg:height="0.7cm" svg:x="1.812cm" svg:y="12.7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2.048cm" svg:height="0.7cm" svg:x="6.165cm" svg:y="12.7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2" draw:layer="layout" svg:width="0.682cm" svg:height="0.7cm" svg:x="3.434cm" svg:y="12.7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2.049cm" svg:height="0.7cm" svg:x="8.295cm" svg:y="12.7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1" draw:text-style-name="P2" draw:layer="layout" svg:width="2cm" svg:height="0.7cm" svg:x="5.4cm" svg:y="16cm">
          <text:p text:style-name="P1"><text:span text:style-name="T1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" draw:layer="layout" svg:width="1.8cm" svg:height="0.7cm" svg:x="2.5cm" svg:y="16cm">
          <text:p text:style-name="P1"><text:span text:style-name="T1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2.4cm" svg:height="0.7cm" svg:x="7.6cm" svg:y="16cm">
          <text:p text:style-name="P1"><text:span text:style-name="T1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0.8cm" svg:height="0.7cm" svg:x="4.4cm" svg:y="16cm">
          <text:p text:style-name="P1"><text:span text:style-name="T1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draw:layer="layout" svg:width="2.4cm" svg:height="0.7cm" svg:x="10.1cm" svg:y="16cm">
          <text:p text:style-name="P1"><text:span text:style-name="T1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6cm" svg:height="4.9cm" svg:x="2.7cm" svg:y="1.5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1cm" svg:x="9cm" svg:y="1.6cm">
          <text:p text:style-name="P1">o2kiban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1cm" svg:x="9cm" svg:y="3.5cm">
          <text:p text:style-name="P1">o2repor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9.8cm" svg:y="5.7cm">
          <text:p text:style-name="P1"><text:span text:style-name="T1">MetricsGrimoire</text:span></text:p>
          <text:p text:style-name="P1"><text:span text:style-name="T1">DB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1cm" svg:x="9.1cm" svg:y="5.3cm">
          <text:p text:style-name="P1">o2m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21.5cm" svg:y="7cm">
          <text:p text:style-name="P1"><text:span text:style-name="T1">GrimoireLib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4cm" svg:height="2.4cm" svg:x="11.6cm" svg:y="11.6cm">
          <text:p text:style-name="P1">MetricsGrimoi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3cm" svg:height="1cm" svg:x="11.7cm" svg:y="10.4cm">
          <text:p text:style-name="P1">mg2o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3cm" svg:height="1cm" svg:x="1.5cm" svg:y="9.9cm">
          <text:p text:style-name="P1">p2o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4.3cm" svg:y1="9.8cm" svg:x2="4.4cm" svg:y2="6.5cm">
          <text:p/>
        </draw:line>
        <draw:line draw:style-name="gr19" draw:text-style-name="P3" draw:layer="layout" svg:x1="13.1cm" svg:y1="10.3cm" svg:x2="7.6cm" svg:y2="6.4cm">
          <text:p/>
        </draw:line>
        <draw:line draw:style-name="gr19" draw:text-style-name="P3" draw:layer="layout" svg:x1="12.3cm" svg:y1="2.1cm" svg:x2="14.3cm" svg:y2="2.1cm">
          <text:p/>
        </draw:line>
        <draw:line draw:style-name="gr19" draw:text-style-name="P3" draw:layer="layout" svg:x1="12.3cm" svg:y1="4cm" svg:x2="14.3cm" svg:y2="4cm">
          <text:p/>
        </draw:line>
        <draw:line draw:style-name="gr19" draw:text-style-name="P3" draw:layer="layout" svg:x1="12.4cm" svg:y1="6.1cm" svg:x2="14.4cm" svg:y2="6.1cm">
          <text:p/>
        </draw:line>
        <draw:line draw:style-name="gr19" draw:text-style-name="P3" draw:layer="layout" svg:x1="13cm" svg:y1="18.3cm" svg:x2="13cm" svg:y2="16.7cm">
          <text:p/>
        </draw:line>
        <draw:line draw:style-name="gr19" draw:text-style-name="P3" draw:layer="layout" svg:x1="8.3cm" svg:y1="14.7cm" svg:x2="7cm" svg:y2="13.6cm">
          <text:p/>
        </draw:line>
        <draw:line draw:style-name="gr19" draw:text-style-name="P3" draw:layer="layout" svg:x1="13.7cm" svg:y1="14.8cm" svg:x2="15.1cm" svg:y2="13.7cm">
          <text:p/>
        </draw:line>
        <draw:line draw:style-name="gr19" draw:text-style-name="P3" draw:layer="layout" svg:x1="13cm" svg:y1="16.2cm" svg:x2="13cm" svg:y2="15.4cm">
          <text:p/>
        </draw:line>
        <draw:custom-shape draw:style-name="gr20" draw:text-style-name="P1" draw:layer="layout" svg:width="1.6cm" svg:height="1.1cm" svg:x="15.7cm" svg:y="7.2cm">
          <text:p text:style-name="P1"><text:span text:style-name="T2">GitHub</text:span></text:p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7cm" svg:height="1.1cm" svg:x="17.6cm" svg:y="7.2cm">
          <text:p text:style-name="P1"><text:span text:style-name="T2">GeoLoc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5cm" svg:height="1.1cm" svg:x="11.4cm" svg:y="7.2cm">
          <text:p text:style-name="P1"><text:span text:style-name="T2">Projects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8.3cm" svg:y1="2.1cm" svg:x2="9.2cm" svg:y2="2.1cm">
          <text:p/>
        </draw:line>
        <draw:line draw:style-name="gr19" draw:text-style-name="P3" draw:layer="layout" svg:x1="8.5cm" svg:y1="5.8cm" svg:x2="9.4cm" svg:y2="5.8cm">
          <text:p/>
        </draw:line>
        <draw:line draw:style-name="gr19" draw:text-style-name="P3" draw:layer="layout" svg:x1="8.3cm" svg:y1="4cm" svg:x2="9.2cm" svg:y2="4cm">
          <text:p/>
        </draw:line>
        <draw:custom-shape draw:style-name="gr23" draw:text-style-name="P1" draw:layer="layout" svg:width="3.3cm" svg:height="0.8cm" svg:x="2.2cm" svg:y="1.3cm">
          <text:p text:style-name="P1"><text:span text:style-name="T3">ocean 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8cm" svg:height="1cm" svg:x="16.1cm" svg:y="1.9cm">
          <text:p text:style-name="P1"><text:span text:style-name="T3">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4cm" svg:height="1cm" svg:x="15.5cm" svg:y="5.4cm">
          <text:p text:style-name="P1"><text:span text:style-name="T3">MySQL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8.4cm" svg:y1="2cm" svg:x2="19.9cm" svg:y2="1.9cm">
          <text:p/>
        </draw:line>
        <draw:line draw:style-name="gr19" draw:text-style-name="P3" draw:layer="layout" svg:x1="18.3cm" svg:y1="5.6cm" svg:x2="19.8cm" svg:y2="4.1cm">
          <text:p/>
        </draw:line>
        <draw:line draw:style-name="gr19" draw:text-style-name="P3" draw:layer="layout" svg:x1="18.4cm" svg:y1="5.6cm" svg:x2="19.9cm" svg:y2="6.4cm">
          <text:p/>
        </draw:line>
        <draw:line draw:style-name="gr19" draw:text-style-name="P3" draw:layer="layout" svg:x1="18.4cm" svg:y1="2.1cm" svg:x2="19.8cm" svg:y2="3.9cm">
          <text:p/>
        </draw:line>
        <draw:custom-shape draw:style-name="gr27" draw:text-style-name="P1" draw:layer="layout" svg:width="2.1cm" svg:height="1.1cm" svg:x="13.4cm" svg:y="7.2cm">
          <text:p text:style-name="P1"><text:span text:style-name="T2">SortingHa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3cm" svg:y1="7.1cm" svg:x2="14.2cm" svg:y2="6.8cm">
          <text:p/>
        </draw:line>
        <draw:line draw:style-name="gr19" draw:text-style-name="P3" draw:layer="layout" svg:x1="14.7cm" svg:y1="7.2cm" svg:x2="14.9cm" svg:y2="6.9cm">
          <text:p/>
        </draw:line>
        <draw:line draw:style-name="gr19" draw:text-style-name="P3" draw:layer="layout" svg:x1="16.6cm" svg:y1="7.2cm" svg:x2="16.1cm" svg:y2="6.8cm">
          <text:p/>
        </draw:line>
        <draw:line draw:style-name="gr19" draw:text-style-name="P3" draw:layer="layout" svg:x1="18.7cm" svg:y1="7.3cm" svg:x2="18cm" svg:y2="6.7cm">
          <text:p/>
        </draw:line>
        <draw:line draw:style-name="gr28" draw:text-style-name="P3" draw:layer="layout" svg:x1="3.1cm" svg:y1="6.5cm" svg:x2="3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4T19:20:09.018754035</dc:date>
    <dc:creator>acs </dc:creator>
    <meta:editing-duration>PT9M3S</meta:editing-duration>
    <meta:editing-cycles>5</meta:editing-cycles>
    <meta:generator>LibreOffice/5.0.2.2$Linux_X86_64 LibreOffice_project/00m0$Build-2</meta:generator>
    <meta:document-statistic meta:object-count="55"/>
  </office:meta>
</office:document-meta>
</file>